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220" officeooo:paragraph-rsid="00030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cat check</text:p>
      <text:p text:style-name="P1">- <text:s/>to check if the tomcat is running : ps aux | grep java</text:p>
      <text:p text:style-name="P1">- to start/stop the tomcat : /etc/init.d/tomcat start/stop</text:p>
      <text:p text:style-name="P1">- force stop tomcat : kill -9 pid</text:p>
      <text:p text:style-name="P1">- to check the log of the running process : tail -f /usr/share/tomcat/log/catalina.o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24:58.301584223</meta:creation-date>
    <dc:date>2015-08-25T17:28:14.810008413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5" meta:word-count="45" meta:character-count="246" meta:non-whitespace-character-count="205"/>
    <meta:generator>LibreOffice/4.2.8.2$Linux_X86_64 LibreOffice_project/420m0$Build-2</meta:generator>
  </office:meta>
</office:document-meta>
</file>